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end" style:justify-single-word="false" fo:break-before="auto" fo:break-after="auto" style:writing-mode="lr-tb"/>
      <style:text-properties fo:language="pt" fo:country="BR"/>
    </style:style>
    <style:style style:name="P2" style:family="paragraph" style:parent-style-name="Standard">
      <style:paragraph-properties fo:line-height="150%" fo:break-before="auto" fo:break-after="auto" style:writing-mode="lr-tb"/>
      <style:text-properties fo:color="#000000" style:font-name="Arial" fo:font-size="12pt" fo:language="pt" fo:country="BR" style:font-name-asian="Arial" style:font-size-asian="12pt" style:font-name-complex="Arial" style:font-size-complex="12pt"/>
    </style:style>
    <style:style style:name="P3" style:family="paragraph" style:parent-style-name="Standard">
      <style:paragraph-properties fo:line-height="150%" fo:break-before="auto" fo:break-after="auto" style:writing-mode="lr-tb"/>
      <style:text-properties fo:color="#000000" style:font-name="Arial" fo:font-size="12pt" fo:language="pt" fo:country="BR" fo:font-weight="bold" style:font-name-asian="Arial" style:font-size-asian="12pt" style:font-weight-asian="bold" style:font-name-complex="Arial" style:font-size-complex="12pt" style:font-weight-complex="bold"/>
    </style:style>
    <style:style style:name="P4" style:family="paragraph" style:parent-style-name="Standard">
      <style:paragraph-properties fo:line-height="150%" fo:break-before="auto" fo:break-after="auto" style:writing-mode="lr-tb"/>
      <style:text-properties style:font-name="Arial" fo:font-size="12pt" fo:language="pt" fo:country="BR" style:font-name-asian="Arial" style:font-size-asian="12pt" style:font-name-complex="Arial" style:font-size-complex="12pt"/>
    </style:style>
    <style:style style:name="P5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style:font-name="Arial" fo:font-size="12pt" fo:language="pt" fo:country="BR" style:font-name-asian="Arial" style:font-size-asian="12pt" style:font-name-complex="Arial" style:font-size-complex="12pt"/>
    </style:style>
    <style:style style:name="P6" style:family="paragraph" style:parent-style-name="Standard">
      <style:paragraph-properties fo:line-height="150%" fo:break-before="auto" fo:break-after="auto" style:writing-mode="lr-tb"/>
      <style:text-properties style:font-name="Arial" fo:font-size="12pt" fo:language="pt" fo:country="BR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style:font-name="Arial" fo:font-size="12pt" fo:language="pt" fo:country="BR" style:font-size-asian="12pt" style:font-size-complex="12pt"/>
    </style:style>
    <style:style style:name="P8" style:family="paragraph" style:parent-style-name="Standard">
      <style:paragraph-properties fo:line-height="150%" fo:break-before="auto" fo:break-after="auto" style:writing-mode="lr-tb"/>
      <style:text-properties style:font-name="Arial" fo:font-size="12pt" fo:language="pt" fo:country="BR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line-height="150%" fo:break-before="auto" fo:break-after="auto" style:writing-mode="lr-tb"/>
      <style:text-properties style:font-name="Arial" fo:font-size="12pt" fo:language="pt" fo:country="BR" fo:font-weight="bold" style:font-name-asian="Arial" style:font-size-asian="12pt" style:font-weight-asian="bold" style:font-name-complex="Arial" style:font-size-complex="12pt" style:font-weight-complex="bold"/>
    </style:style>
    <style:style style:name="P10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style:font-name="Arial" fo:font-size="12pt" fo:language="pt" fo:country="BR" fo:font-weight="bold" style:font-name-asian="Arial" style:font-size-asian="12pt" style:font-weight-asian="bold" style:font-name-complex="Arial" style:font-size-complex="12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50%" fo:break-before="auto" fo:break-after="auto" style:writing-mode="lr-tb"/>
      <style:text-properties style:font-name="Arial" fo:font-size="12pt" fo:language="pt" fo:country="BR" fo:font-weight="bold" style:font-name-asian="Arial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 fo:break-before="auto" fo:break-after="auto" style:writing-mode="lr-tb"/>
      <style:text-properties style:font-name="Arial" fo:font-size="12pt" fo:language="pt" fo:country="BR" fo:font-weight="bold" style:font-name-asian="Arial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50%" fo:text-align="justify" style:justify-single-word="false" fo:break-before="auto" fo:break-after="auto" style:writing-mode="lr-tb"/>
      <style:text-properties style:font-name="Arial" fo:font-size="12pt" fo:language="pt" fo:country="BR" fo:font-weight="bold" style:font-name-asian="Arial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50%" fo:break-before="auto" fo:break-after="auto" style:writing-mode="lr-tb"/>
      <style:text-properties style:font-name="Arial" fo:font-size="12pt" fo:language="pt" fo:country="BR" style:font-size-asian="12pt" style:font-size-complex="12pt"/>
    </style:style>
    <style:style style:name="P15" style:family="paragraph" style:parent-style-name="Standard">
      <style:paragraph-properties fo:margin-top="0cm" fo:margin-bottom="0cm" style:contextual-spacing="false" fo:line-height="150%" fo:text-align="justify" style:justify-single-word="false" fo:break-before="auto" fo:break-after="auto" style:writing-mode="lr-tb"/>
      <style:text-properties style:font-name="Arial" fo:font-size="12pt" fo:language="pt" fo:country="BR" style:font-size-asian="12pt" style:font-size-complex="12pt"/>
    </style:style>
    <style:style style:name="P16" style:family="paragraph" style:parent-style-name="Standard">
      <style:paragraph-properties fo:margin-top="0cm" fo:margin-bottom="0cm" style:contextual-spacing="false" fo:line-height="150%" fo:break-before="auto" fo:break-after="auto" style:writing-mode="lr-tb"/>
      <style:text-properties style:font-name="Arial" fo:font-size="12pt" fo:language="pt" fo:country="BR" style:font-name-asian="Times New Roman" style:font-size-asian="12pt" style:font-name-complex="Times New Roman" style:font-size-complex="12pt"/>
    </style:style>
    <style:style style:name="P17" style:family="paragraph" style:parent-style-name="Standard">
      <style:paragraph-properties fo:margin-top="0cm" fo:margin-bottom="0cm" style:contextual-spacing="false" fo:line-height="150%" fo:break-before="auto" fo:break-after="auto" style:writing-mode="lr-tb"/>
      <style:text-properties style:font-name="Arial" fo:font-size="12pt" fo:language="pt" fo:country="BR" style:font-name-asian="Arial" style:font-size-asian="12pt" style:font-name-complex="Arial" style:font-size-complex="12pt"/>
    </style:style>
    <style:style style:name="P18" style:family="paragraph" style:parent-style-name="Standard">
      <style:paragraph-properties fo:margin-top="0cm" fo:margin-bottom="0cm" style:contextual-spacing="false" fo:line-height="150%" fo:text-align="justify" style:justify-single-word="false" fo:break-before="auto" fo:break-after="auto" style:writing-mode="lr-tb"/>
      <style:text-properties style:font-name="Arial" fo:font-size="12pt" fo:language="pt" fo:country="BR" style:font-name-asian="Arial" style:font-size-asian="12pt" style:font-name-complex="Arial" style:font-size-complex="12pt"/>
    </style:style>
    <style:style style:name="P19" style:family="paragraph" style:parent-style-name="Standard" style:master-page-name="Standard">
      <style:paragraph-properties fo:margin-top="0cm" fo:margin-bottom="0cm" style:contextual-spacing="false" fo:line-height="150%" style:page-number="auto" fo:break-before="auto" fo:break-after="auto" style:writing-mode="lr-tb"/>
      <style:text-properties fo:color="#000000" style:font-name="Arial" fo:font-size="12pt" fo:language="pt" fo:country="BR" style:font-name-asian="Arial" style:font-size-asian="12pt" style:font-name-complex="Arial" style:font-size-complex="12pt"/>
    </style:style>
    <style:style style:name="P20" style:family="paragraph" style:parent-style-name="Standard">
      <style:paragraph-properties fo:margin-top="0.423cm" fo:margin-bottom="0.212cm" style:contextual-spacing="false" fo:line-height="150%" fo:text-align="center" style:justify-single-word="false" fo:break-before="auto" fo:break-after="auto" fo:keep-with-next="always" style:writing-mode="lr-tb"/>
      <style:text-properties style:font-name="Arial" fo:font-size="12pt" fo:language="pt" fo:country="BR" fo:font-weight="bold" style:font-name-asian="Arial" style:font-size-asian="12pt" style:font-weight-asian="bold" style:font-name-complex="Arial" style:font-size-complex="12pt" style:font-weight-complex="bold"/>
    </style:style>
    <style:style style:name="P2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  <style:text-properties fo:color="#808080" fo:language="pt" fo:country="BR" fo:font-style="italic" officeooo:paragraph-rsid="0016c750" style:font-style-asian="italic" style:font-style-complex="italic"/>
    </style:style>
    <style:style style:name="T1" style:family="text">
      <style:text-properties fo:color="#000000" style:font-name="Arial" fo:font-size="13pt" style:font-name-asian="Arial" style:font-size-asian="13pt" style:font-name-complex="Arial" style:font-size-complex="13pt"/>
    </style:style>
    <style:style style:name="T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" style:family="text"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4" style:family="text">
      <style:text-properties fo:color="#000000" style:font-name="Arial" style:font-name-asian="Arial" style:font-name-complex="Arial"/>
    </style:style>
    <style:style style:name="T5" style:family="text">
      <style:text-properties fo:color="#000000" style:font-name="Arial" fo:font-weight="bold" style:font-name-asian="Arial" style:font-weight-asian="bold" style:font-name-complex="Arial" style:font-weight-complex="bold"/>
    </style:style>
    <style:style style:name="T6" style:family="text">
      <style:text-properties fo:color="#000000" style:font-name-asian="Arial" style:font-name-complex="Arial"/>
    </style:style>
    <style:style style:name="T7" style:family="text">
      <style:text-properties fo:color="#000000" fo:font-weight="bold" style:font-name-asian="Arial" style:font-weight-asian="bold" style:font-name-complex="Arial" style:font-weight-complex="bold"/>
    </style:style>
    <style:style style:name="T8" style:family="text">
      <style:text-properties style:font-name="Arial" fo:font-size="13pt" style:font-name-asian="Arial" style:font-size-asian="13pt" style:font-name-complex="Arial" style:font-size-complex="13pt"/>
    </style:style>
    <style:style style:name="T9" style:family="text">
      <style:text-properties style:font-name="Arial" fo:font-size="12pt" style:font-name-asian="Arial" style:font-size-asian="12pt" style:font-name-complex="Arial" style:font-size-complex="12pt"/>
    </style:style>
    <style:style style:name="T10" style:family="text"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1" style:family="text"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T12" style:family="text">
      <style:text-properties style:font-name="Arial" fo:font-weight="bold" style:font-name-asian="Arial" style:font-weight-asian="bold" style:font-name-complex="Arial" style:font-weight-complex="bold"/>
    </style:style>
    <style:style style:name="T13" style:family="text">
      <style:text-properties style:font-name="Arial" style:font-name-asian="Arial" style:font-name-complex="Arial"/>
    </style:style>
    <style:style style:name="T14" style:family="text">
      <style:text-properties style:font-name="Arial" fo:font-style="italic" style:font-name-asian="Arial" style:font-style-asian="italic" style:font-name-complex="Arial" style:font-style-complex="italic"/>
    </style:style>
    <style:style style:name="T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" style:family="text">
      <style:text-properties style:font-name="Times New Roman" style:font-name-asian="Times New Roman" style:font-name-complex="Times New Roman"/>
    </style:style>
    <style:style style:name="T17" style:family="text">
      <style:text-properties fo:font-weight="bold" style:font-name-asian="Arial" style:font-weight-asian="bold" style:font-name-complex="Arial" style:font-weight-complex="bold"/>
    </style:style>
    <style:style style:name="T18" style:family="text">
      <style:text-properties style:font-name-asian="Arial" style:font-name-complex="Arial"/>
    </style:style>
    <style:style style:name="T19" style:family="text">
      <style:text-properties style:font-name-asian="Times New Roman" style:font-name-complex="Times New Roman"/>
    </style:style>
    <style:style style:name="T20" style:family="text">
      <style:text-properties fo:font-style="italic" style:font-name-asian="Arial" style:font-style-asian="italic" style:font-name-complex="Arial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tab/><text:tab/></text:p>
      <text:p text:style-name="P12">REQUISITOS FUNCIONAIS</text:p>
      <text:p text:style-name="P4"><text:s/></text:p>
      <text:p text:style-name="P20">[RF001] Cadastrar Usuário</text:p>
      <text:p text:style-name="P7"><text:span text:style-name="T17">Descrição do caso de uso: </text:span><text:span text:style-name="T18">Este caso de uso permite cadastrar um usuário para fazer uso do sistema.</text:span></text:p>
      <text:p text:style-name="P5">Prioridade: ( X ) Essencial <text:s text:c="3"/>(<text:tab/>) Importante<text:tab/> <text:s text:c="3"/>(<text:tab/>)Desejável</text:p>
      <text:p text:style-name="P6"><text:span text:style-name="T17">Entradas e pré-condições</text:span><text:span text:style-name="T18">: Somente o administrador pode cadastrar usuário.</text:span></text:p>
      <text:p text:style-name="P14"><text:span text:style-name="T17">Saídas e pós-condição</text:span><text:span text:style-name="T18">: </text:span><text:span text:style-name="T6">O usuário cadastrado poderá acessar as funções básicas do sistema</text:span></text:p>
      <text:p text:style-name="P2"/>
      <text:p text:style-name="P20">[RF002] Alterar senha de Administrador ou usuário</text:p>
      <text:p text:style-name="P7"><text:span text:style-name="T17">Descrição do caso de uso: </text:span><text:span text:style-name="T18">Este caso de uso permite alterar a senha do administrador ou de usuário do sistema</text:span></text:p>
      <text:p text:style-name="P5">Prioridade: ( X ) Essencial <text:s text:c="3"/>(<text:tab/>) Importante<text:tab/> <text:s text:c="3"/>(<text:tab/>)Desejável</text:p>
      <text:p text:style-name="P6"><text:span text:style-name="T17">Entradas e pré-condições</text:span><text:span text:style-name="T18">: Dar como entrada a senha antiga.</text:span></text:p>
      <text:p text:style-name="P14"><text:span text:style-name="T17">Saídas e pós-condição</text:span><text:span text:style-name="T18">: Senha alterada</text:span></text:p>
      <text:p text:style-name="P16"/>
      <text:p text:style-name="P8"/>
      <text:p text:style-name="P20">[RF003] Efetuar Login </text:p>
      <text:p text:style-name="P7"><text:span text:style-name="T17">Descrição do caso de uso: </text:span><text:span text:style-name="T18">Este caso de uso permite efetua login para ter acesso parcial (Usuário) ou total (Administrador) ao sistema.</text:span></text:p>
      <text:p text:style-name="P5">Prioridade: ( X ) Essencial <text:s text:c="3"/>(<text:tab/>) Importante<text:tab/> <text:s text:c="3"/>(<text:tab/>)Desejável</text:p>
      <text:p text:style-name="P6"><text:span text:style-name="T17">Entradas e pré-condições</text:span><text:span text:style-name="T18">: Inserir nome de usuário e senha.</text:span></text:p>
      <text:p text:style-name="P14"><text:soft-page-break/><text:span text:style-name="T17">Saídas e pós-condição</text:span><text:span text:style-name="T18">: É liberado o acesso ao menu principal do sistema.</text:span></text:p>
      <text:p text:style-name="P8"/>
      <text:p text:style-name="P20">[RF004] Efetuar Logout</text:p>
      <text:p text:style-name="P7"><text:span text:style-name="T17">Descrição do caso de uso:</text:span><text:span text:style-name="T18"> Este caso de uso permite ao usuário a saída com segurança do sistema.</text:span></text:p>
      <text:p text:style-name="P5">Prioridade: ( X ) Essencial <text:s text:c="3"/>(<text:tab/>) Importante<text:tab/> <text:s text:c="3"/>(<text:tab/>)Desejável</text:p>
      <text:p text:style-name="P6"><text:span text:style-name="T17">Entradas e pré-condições</text:span><text:span text:style-name="T18">: O usuário estar logado no sistema.</text:span></text:p>
      <text:p text:style-name="P14"><text:span text:style-name="T17">Saídas e pós-condição</text:span><text:span text:style-name="T18">: Não se pode acessar o sistema até que se efetue o <text:s/>login novamente.</text:span></text:p>
      <text:p text:style-name="P8"/>
      <text:p text:style-name="P20">[RF005] Remover usuário</text:p>
      <text:p text:style-name="P7"><text:span text:style-name="T17">Descrição do caso de uso: </text:span><text:span text:style-name="T18">Este caso de uso permite remover um usuário cadastrado no sistema.</text:span></text:p>
      <text:p text:style-name="P5">Prioridade: ( <text:tab/> ) Essencial <text:s text:c="3"/>( X ) Importante<text:tab/> <text:s text:c="3"/>(<text:tab/>)Desejável</text:p>
      <text:p text:style-name="P6"><text:span text:style-name="T17">Entradas e pré-condições</text:span><text:span text:style-name="T18">: O usuário existir no sistema.</text:span></text:p>
      <text:p text:style-name="P14"><text:span text:style-name="T17">Saídas e pós-condição</text:span><text:span text:style-name="T18">: Usuário excluído.</text:span></text:p>
      <text:p text:style-name="P3"/>
      <text:p text:style-name="P20">[RF006] Cadastrar Equipamento</text:p>
      <text:p text:style-name="P7"><text:span text:style-name="T17">Descrição do caso de uso: </text:span><text:span text:style-name="T18">Este caso de uso permite cadastrar um equipamento no sistema.</text:span></text:p>
      <text:p text:style-name="P5">Prioridade: ( X ) Essencial <text:s text:c="3"/>( <text:s text:c="2"/>) Importante<text:tab/> <text:s text:c="3"/>(<text:tab/>)Desejável</text:p>
      <text:p text:style-name="P6"><text:span text:style-name="T17">Entradas e pré-condições</text:span><text:span text:style-name="T18">: Marca, Modelo e Numero de série do equipamento </text:span></text:p>
      <text:p text:style-name="P14"><text:span text:style-name="T17">Saídas e pós-condição</text:span><text:span text:style-name="T18">: É criado um número ID para o equipamento no sistema.</text:span></text:p>
      <text:p text:style-name="P4"/>
      <text:p text:style-name="P20"><text:soft-page-break/>[RF007] Editar cadastro de equipamento</text:p>
      <text:p text:style-name="P7"><text:span text:style-name="T17">Descrição do caso de uso: </text:span><text:span text:style-name="T18">Este caso de uso editar os dados cadastrais de um equipamento existente no sistema.</text:span></text:p>
      <text:p text:style-name="P5">Prioridade: ( ) Essencial <text:s text:c="3"/>( <text:s text:c="2"/>X ) Importante<text:tab/> <text:s text:c="3"/>(<text:tab/>)Desejável</text:p>
      <text:p text:style-name="P6"><text:span text:style-name="T17">Entradas e pré-condições</text:span><text:span text:style-name="T18">: O equipamento ja ter sido previamente cadastrado no sistema. </text:span></text:p>
      <text:p text:style-name="P14"><text:span text:style-name="T17">Saídas e pós-condição</text:span><text:span text:style-name="T18">: Os novos dados são armazenados e os antigos descartados.</text:span></text:p>
      <text:p text:style-name="P11"/>
      <text:p text:style-name="P17"/>
      <text:p text:style-name="P3"/>
      <text:p text:style-name="P20">[RF008] Remover Equipamento</text:p>
      <text:p text:style-name="P7"><text:span text:style-name="T17">Descrição do caso de uso: </text:span><text:span text:style-name="T18">Este caso de uso permite remover a entrada de um equipamento no sistema.</text:span></text:p>
      <text:p text:style-name="P5">Prioridade: ( <text:s text:c="3"/>) Essencial <text:s text:c="3"/>( X ) Importante<text:tab/> <text:s text:c="3"/>(<text:tab/>)Desejável</text:p>
      <text:p text:style-name="P14"><text:span text:style-name="T17">Entradas e pré-condições</text:span><text:span text:style-name="T18">: </text:span><text:span text:style-name="T6">Código ID ou marca/modelo do equipamento</text:span><text:span text:style-name="T19">.</text:span></text:p>
      <text:p text:style-name="P16"/>
      <text:p text:style-name="P14"><text:span text:style-name="T17">Saídas e pós-condição</text:span><text:span text:style-name="T18">: </text:span><text:span text:style-name="T6">Equipamento é excluído do sistema</text:span><text:span text:style-name="T7"> </text:span></text:p>
      <text:p text:style-name="P3"/>
      <text:p text:style-name="P20">[RF009] Cadastrar Cliente</text:p>
      <text:p text:style-name="P7"><text:span text:style-name="T17">Descrição do caso de uso: </text:span><text:span text:style-name="T18">Este caso de uso permite cadastra um cliente no sistema.</text:span></text:p>
      <text:p text:style-name="P5">Prioridade: ( <text:s/>X ) Essencial <text:s text:c="3"/>( <text:s text:c="3"/>) Importante<text:tab/> <text:s text:c="3"/>(<text:tab/>)Desejável</text:p>
      <text:p text:style-name="P14"><text:span text:style-name="T17">Entradas e pré-condições</text:span><text:span text:style-name="T18">: </text:span><text:span text:style-name="T6">Dados do Cliente (Nome, Endereço, RG, CPF e Telefone)</text:span><text:span text:style-name="T19">.</text:span></text:p>
      <text:p text:style-name="P16"><text:soft-page-break/></text:p>
      <text:p text:style-name="P14"><text:span text:style-name="T17">Saídas e pós-condição</text:span><text:span text:style-name="T18">: É gerado um Código ID para o Cliente.</text:span><text:span text:style-name="T7"> </text:span></text:p>
      <text:p text:style-name="P8"/>
      <text:p text:style-name="P20">[RF010] Editar Dados Cliente</text:p>
      <text:p text:style-name="P7"><text:span text:style-name="T17">Descrição do caso de uso: </text:span><text:span text:style-name="T18">Este caso de uso permite edita os dados de um cliente cadastrado no sistema.</text:span></text:p>
      <text:p text:style-name="P5">Prioridade: ( <text:s text:c="3"/>) Essencial <text:s text:c="3"/>( X ) Importante<text:tab/> <text:s text:c="3"/>(<text:tab/>)Desejável</text:p>
      <text:p text:style-name="P14"><text:span text:style-name="T17">Entradas e pré-condições</text:span><text:span text:style-name="T18">: </text:span><text:span text:style-name="T19">ID ou nome do cliente para efetuar a busca, novos dados a serem inseridos.</text:span></text:p>
      <text:p text:style-name="P16"/>
      <text:p text:style-name="P14"><text:span text:style-name="T17">Saídas e pós-condição</text:span><text:span text:style-name="T18">: </text:span><text:span text:style-name="T6">Cadastro alterado.</text:span></text:p>
      <text:p text:style-name="P8"/>
      <text:p text:style-name="P20">[RF011] Excluir Cadastro do Cliente</text:p>
      <text:p text:style-name="P7"><text:span text:style-name="T17">Descrição do caso de uso: </text:span><text:span text:style-name="T18">Este caso de uso permite excluir o cadastro de um cliente no banco de dados do sistema.</text:span></text:p>
      <text:p text:style-name="P5">Prioridade: ( <text:s text:c="3"/>) Essencial <text:s text:c="3"/>( X ) Importante<text:tab/> ( <text:s text:c="3"/>)Desejável</text:p>
      <text:p text:style-name="P14"><text:span text:style-name="T17">Entradas e pré-condições</text:span><text:span text:style-name="T18">: </text:span><text:span text:style-name="T19">ID ou nome do cliente para efetuar a busca.</text:span></text:p>
      <text:p text:style-name="P16"/>
      <text:p text:style-name="P14"><text:span text:style-name="T17">Saídas e pós-condição</text:span><text:span text:style-name="T18">: </text:span><text:span text:style-name="T6">Cadastro excluído.</text:span></text:p>
      <text:p text:style-name="P3"/>
      <text:p text:style-name="P20">[RF012] Locar Equipamento</text:p>
      <text:p text:style-name="P7"><text:span text:style-name="T17">Descrição do caso de uso: </text:span><text:span text:style-name="T18">Este caso de uso permite realizar a locação de um ou mais equipamentos para usuários cadastrados.</text:span></text:p>
      <text:p text:style-name="P5">Prioridade: ( <text:s/>X ) Essencial <text:s text:c="3"/>( <text:s text:c="3"/>) Importante<text:tab/> ( <text:s text:c="3"/>)Desejável</text:p>
      <text:p text:style-name="P14"><text:span text:style-name="T17">Entradas e pré-condições</text:span><text:span text:style-name="T18">: Equipamentos e usuários previamente cadastrados</text:span><text:span text:style-name="T19">.</text:span></text:p>
      <text:p text:style-name="P16"><text:soft-page-break/></text:p>
      <text:p text:style-name="P14"><text:span text:style-name="T17">Saídas e pós-condição</text:span><text:span text:style-name="T18">: É gerado um código para locação. </text:span></text:p>
      <text:p text:style-name="P3"/>
      <text:p text:style-name="P20">[RF0013] Devolver Equipamento</text:p>
      <text:p text:style-name="P7"><text:span text:style-name="T17">Descrição do caso de uso: </text:span><text:span text:style-name="T18">Este caso de uso permite realizar a baixa do(s) equipamento(s) locados pelo cliente.</text:span></text:p>
      <text:p text:style-name="P5">Prioridade: ( <text:s/>X ) Essencial <text:s text:c="3"/>( <text:s text:c="3"/>) Importante<text:tab/> ( <text:s text:c="3"/>)Desejável</text:p>
      <text:p text:style-name="P14"><text:span text:style-name="T17">Entradas e pré-condições</text:span><text:span text:style-name="T18">:</text:span><text:span text:style-name="T6"> <text:s/>Locação previamente efetuada e com código gerado</text:span><text:span text:style-name="T18"> Equipamentos e usuários previamente cadastrados</text:span><text:span text:style-name="T19">.</text:span></text:p>
      <text:p text:style-name="P16"/>
      <text:p text:style-name="P14"><text:span text:style-name="T17">Saídas e pós-condição</text:span><text:span text:style-name="T18">: </text:span><text:span text:style-name="T6">: É apagada a entrada de entrega pendente no cadastro do usuário e emitido uma Nota fiscal e/ou Recibo</text:span><text:span text:style-name="T18"> </text:span></text:p>
      <text:p text:style-name="P11"/>
      <text:p text:style-name="P9"/>
      <text:p text:style-name="P20">[RF014] Emitir Comprovante</text:p>
      <text:p text:style-name="P7"><text:span text:style-name="T17">Descrição do caso de uso: </text:span><text:span text:style-name="T18">Este caso de uso permite emitir e imprimir um recibo declarando que o valor da locação foi pago pelo cliente.</text:span></text:p>
      <text:p text:style-name="P5">Prioridade: ( <text:s text:c="2"/>) Essencial <text:s text:c="3"/>( X <text:s/>) Importante<text:tab/> ( <text:s text:c="2"/>)Desejável</text:p>
      <text:p text:style-name="P14"><text:span text:style-name="T17">Entradas e pré-condições</text:span><text:span text:style-name="T18">:</text:span><text:span text:style-name="T6"> <text:s/></text:span><text:span text:style-name="T18">locação de equipamentos</text:span><text:span text:style-name="T6"> <text:s/>(RF 01</text:span><text:span text:style-name="T18">2</text:span><text:span text:style-name="T6">)</text:span><text:span text:style-name="T19">.</text:span></text:p>
      <text:p text:style-name="P16"/>
      <text:p text:style-name="P14"><text:span text:style-name="T17">Saídas e pós-condição</text:span><text:span text:style-name="T18">: Comprovante impresso e registrado no sistema.</text:span></text:p>
      <text:p text:style-name="P4"/>
      <text:p text:style-name="P20">[RF015] <text:s/>Realizar busca</text:p>
      <text:p text:style-name="P7"><text:span text:style-name="T17">Descrição do caso de uso: </text:span><text:span text:style-name="T18">Este caso de uso permite que o sistema realize uma busca por cliente, equipamento ou locação cadastrada no sistema.</text:span></text:p>
      <text:p text:style-name="P5">Prioridade: ( <text:s text:c="2"/>) Essencial <text:s text:c="3"/>( X <text:s/>) Importante<text:tab/> ( <text:s text:c="2"/>)Desejável</text:p>
      <text:p text:style-name="P14"><text:soft-page-break/><text:span text:style-name="T17">Entradas e pré-condições</text:span><text:span text:style-name="T18">: <text:s/>ID ou Nome a ser buscado</text:span><text:span text:style-name="T19">.</text:span></text:p>
      <text:p text:style-name="P16"/>
      <text:p text:style-name="P14"><text:span text:style-name="T17">Saídas e pós-condição</text:span><text:span text:style-name="T18">: É mostrada uma lista com as entradas encontradas.</text:span></text:p>
      <text:p text:style-name="P4"/>
      <text:p text:style-name="P20">[RF016] <text:s/>Imprimir orçamento</text:p>
      <text:p text:style-name="P7"><text:span text:style-name="T17">Descrição do caso de uso: </text:span><text:span text:style-name="T18">Este caso de uso permite que o sistema realize a impressão de um orçamento dos produtos adicionados conforme o requisito (RF 01X).</text:span></text:p>
      <text:p text:style-name="P5">Prioridade: ( <text:s text:c="2"/>) Essencial <text:s text:c="3"/>( <text:s text:c="3"/>) Importante<text:tab/> ( <text:s/>X <text:s/>)Desejável</text:p>
      <text:p text:style-name="P14"><text:span text:style-name="T17">Entradas e pré-condições</text:span><text:span text:style-name="T18">: <text:s/>Produtos adicionados a operação de locação</text:span><text:span text:style-name="T19">.</text:span></text:p>
      <text:p text:style-name="P16"/>
      <text:p text:style-name="P14"><text:span text:style-name="T17">Saídas e pós-condição</text:span><text:span text:style-name="T18">: Os dados impressos.</text:span></text:p>
      <text:p text:style-name="P17"/>
      <text:p text:style-name="P4"/>
      <text:p text:style-name="P20">[RF017] Mostrar Saldo do Caixa</text:p>
      <text:p text:style-name="P7"><text:span text:style-name="T17">Descrição do caso de uso: </text:span><text:span text:style-name="T18">Este caso de uso permite que o sistema exiba(visualização/impressão) o saldo do caixa.</text:span></text:p>
      <text:p text:style-name="P5">Prioridade: ( X ) Essencial <text:s text:c="3"/>( <text:s text:c="3"/>) Importante<text:tab/> ( <text:s text:c="3"/>)Desejável</text:p>
      <text:p text:style-name="P14"><text:span text:style-name="T17">Entradas e pré-condições</text:span><text:span text:style-name="T18">: <text:s/>Estar logado no sistema na seção Movimento do Caixa</text:span><text:span text:style-name="T19">.</text:span></text:p>
      <text:p text:style-name="P16"/>
      <text:p text:style-name="P14"><text:span text:style-name="T17">Saídas e pós-condição</text:span><text:span text:style-name="T18">: O dado é exibido ou impresso na tela.</text:span></text:p>
      <text:p text:style-name="P4"/>
      <text:p text:style-name="P20">[RF018] Abrir Fluxo do Caixa</text:p>
      <text:p text:style-name="P7"><text:span text:style-name="T17">Descrição do caso de uso: </text:span><text:span text:style-name="T18">Este caso de uso permite que o sistema realize a abertura do caixa para as operações básicas como locação e recebimento.</text:span></text:p>
      <text:p text:style-name="P5"><text:soft-page-break/>Prioridade: ( X <text:s/>) Essencial <text:s text:c="3"/>( <text:s text:c="3"/>) Importante<text:tab/> ( <text:s text:c="2"/>)Desejável</text:p>
      <text:p text:style-name="P14"><text:span text:style-name="T17">Entradas e pré-condições</text:span><text:span text:style-name="T18">: Esta logado no sistema na Seção Movimento de Caixa</text:span><text:span text:style-name="T19">.</text:span></text:p>
      <text:p text:style-name="P16"/>
      <text:p text:style-name="P14"><text:span text:style-name="T17">Saídas e pós-condição</text:span><text:span text:style-name="T18">: As operações que envolvam algum movimento financeiro agora podem ser feitas.</text:span></text:p>
      <text:p text:style-name="P4"/>
      <text:p text:style-name="P20">[RF019] Fechar Fluxo do Caixa</text:p>
      <text:p text:style-name="P7"><text:span text:style-name="T17">Descrição do caso de uso: </text:span><text:span text:style-name="T18">Este caso de uso permite que o sistema realize o fechamento do caixa para as operações que depende do módulo de caixa.</text:span></text:p>
      <text:p text:style-name="P5">Prioridade: ( X <text:s/>) Essencial <text:s text:c="3"/>( <text:s text:c="3"/>) Importante<text:tab/> ( <text:s text:c="2"/>)Desejável</text:p>
      <text:p text:style-name="P14"><text:span text:style-name="T17">Entradas e pré-condições</text:span><text:span text:style-name="T18">: Esta logado no sistema na Seção Movimento de Caixa</text:span><text:span text:style-name="T19">.</text:span></text:p>
      <text:p text:style-name="P16"/>
      <text:p text:style-name="P14"><text:span text:style-name="T17">Saídas e pós-condição</text:span><text:span text:style-name="T18">: As operações que envolvam algum movimento financeiro não podem ser feitas a partir desse momento.</text:span></text:p>
      <text:p text:style-name="P17"/>
      <text:p text:style-name="P4"/>
      <text:p text:style-name="P20">[RF020] Efetuar Backup</text:p>
      <text:p text:style-name="P7"><text:span text:style-name="T17">Descrição do caso de uso: </text:span><text:span text:style-name="T18">Este caso de uso permite que o sistema realize Backup das informações presentes no banco de dados.</text:span></text:p>
      <text:p text:style-name="P5">Prioridade: ( <text:s text:c="2"/>) Essencial <text:s text:c="3"/>( <text:s/>X <text:s/>) Importante<text:tab/> ( <text:s text:c="2"/>)Desejável</text:p>
      <text:p text:style-name="P14"><text:span text:style-name="T17">Entradas e pré-condições</text:span><text:span text:style-name="T18">: Autenticar o administrador</text:span><text:span text:style-name="T19">.</text:span></text:p>
      <text:p text:style-name="P16"/>
      <text:p text:style-name="P14"><text:span text:style-name="T17">Saídas e pós-condição</text:span><text:span text:style-name="T18">: É criado um arquivo de backup.</text:span></text:p>
      <text:p text:style-name="P4"/>
      <text:p text:style-name="P20"><text:soft-page-break/>[RF021] Restaurar backup</text:p>
      <text:p text:style-name="P7"><text:span text:style-name="T17">Descrição do caso de uso: </text:span><text:span text:style-name="T18">Este caso de uso permite que o sistema realize a restauração das informações do banco de dados por meio do arquivo de backup.</text:span></text:p>
      <text:p text:style-name="P5">Prioridade: ( <text:s text:c="2"/>) Essencial <text:s text:c="3"/>( <text:s/>X <text:s/>) Importante<text:tab/> ( <text:s text:c="2"/>)Desejável</text:p>
      <text:p text:style-name="P14"><text:span text:style-name="T17">pré-condições</text:span><text:span text:style-name="T18">: Possuir um arquivo de backup</text:span><text:span text:style-name="T19">.</text:span></text:p>
      <text:p text:style-name="P16"/>
      <text:p text:style-name="P6"><text:span text:style-name="T17">Saídas e pós-condição</text:span><text:span text:style-name="T18">: Banco de dados restaurado.</text:span></text:p>
      <text:p text:style-name="P20">[RF022] Limpar Banco de dados</text:p>
      <text:p text:style-name="P7"><text:span text:style-name="T17">Descrição do caso de uso: </text:span><text:span text:style-name="T18">Este caso de uso permite que o sistema apague todas as informações contidas no banco de dados do software.</text:span></text:p>
      <text:p text:style-name="P5">Prioridade: ( <text:s text:c="2"/>) Essencial <text:s text:c="3"/>( <text:s/>X <text:s/>) Importante<text:tab/> ( <text:s text:c="2"/>)Desejável</text:p>
      <text:p text:style-name="P14"><text:span text:style-name="T17">pré-condições</text:span><text:span text:style-name="T18">: Inserir a senha do Administrador.</text:span></text:p>
      <text:p text:style-name="P16"/>
      <text:p text:style-name="P14"><text:span text:style-name="T17">Saídas e pós-condição</text:span><text:span text:style-name="T18">: Banco de dados zerado.</text:span></text:p>
      <text:p text:style-name="P4"/>
      <text:p text:style-name="P20">[RF023] Exibir Manual do usuário</text:p>
      <text:p text:style-name="P7"><text:span text:style-name="T17">Descrição do caso de uso: </text:span><text:span text:style-name="T18">Este caso de uso permite abrir o manual do usuário.</text:span></text:p>
      <text:p text:style-name="P5">Prioridade: ( <text:s text:c="2"/>) Essencial <text:s text:c="3"/>( <text:s/>X <text:s/>) Importante<text:tab/> ( <text:s text:c="2"/>)Desejável</text:p>
      <text:p text:style-name="P14"><text:span text:style-name="T17">pré-condições</text:span><text:span text:style-name="T18">: Nenhuma</text:span></text:p>
      <text:p text:style-name="P16"/>
      <text:p text:style-name="P14"><text:span text:style-name="T17">Saídas e pós-condição</text:span><text:span text:style-name="T18">: O documento é aberto</text:span></text:p>
      <text:p text:style-name="P4"/>
      <text:p text:style-name="P20">[RF024] Exibir detalhes sobre o Software</text:p>
      <text:p text:style-name="P7"><text:span text:style-name="T17">Descrição do caso de uso: </text:span><text:span text:style-name="T18">Este caso de uso permite a exibição de detalhes do software.</text:span></text:p>
      <text:p text:style-name="P5"><text:soft-page-break/>Prioridade: ( <text:s text:c="2"/>) Essencial <text:s text:c="3"/>( <text:s text:c="2"/>) Importante<text:tab/> ( <text:s/>X <text:s/>)Desejável</text:p>
      <text:p text:style-name="P14"><text:span text:style-name="T17">pré-condições</text:span><text:span text:style-name="T18">: Nenhuma</text:span></text:p>
      <text:p text:style-name="P16"/>
      <text:p text:style-name="P14"><text:span text:style-name="T17">Saídas e pós-condição</text:span><text:span text:style-name="T18">: É aberta a janela com as informações</text:span></text:p>
      <text:p text:style-name="P17"/>
      <text:p text:style-name="P17"/>
      <text:p text:style-name="P17"/>
      <text:p text:style-name="P12">REQUISITOS NÃO FUNCIONAIS</text:p>
      <text:p text:style-name="P11"/>
      <text:p text:style-name="P5"/>
      <text:p text:style-name="P9"/>
      <text:p text:style-name="P20">[RNF001] Políticas de senhas</text:p>
      <text:p text:style-name="P15"><text:span text:style-name="T17">Descrição do caso de uso: </text:span><text:span text:style-name="T18">As senhas devem passar por um algoritmo de criptografia antes de serem armazenadas, o processo inverso deve ser feito quando elas precisarem ser lidas, além disso deverão haver no mínino 6 caracteres para a senha ser considerada válida.</text:span></text:p>
      <text:p text:style-name="P10"/>
      <text:p text:style-name="P5">Prioridade: ( <text:s text:c="2"/>) Essencial <text:s text:c="3"/>( <text:s/>X <text:s/>) Importante<text:tab/> ( <text:s text:c="2"/>)Desejável</text:p>
      <text:p text:style-name="P9"/>
      <text:p text:style-name="P20">[RNF002] Portabilidade</text:p>
      <text:p text:style-name="P15"><text:span text:style-name="T17">Descrição do caso de uso: </text:span><text:span text:style-name="T18">O Software deve ser capaz de rodar em sistemas operacionais diferentes como Windows, OS X e Linux.</text:span></text:p>
      <text:p text:style-name="P10"/>
      <text:p text:style-name="P5">Prioridade: ( <text:s text:c="2"/>) Essencial <text:s text:c="3"/>( <text:s text:c="3"/>) Importante<text:tab/> ( <text:s/>X )Desejável</text:p>
      <text:p text:style-name="P20"><text:soft-page-break/>[RNF003] Desempenho</text:p>
      <text:p text:style-name="P15"><text:span text:style-name="T17">Descrição do caso de uso: </text:span><text:span text:style-name="T18">O software deve ser leve o bastante para rodar em máquinas com 1GB de RAM, pois quanto menos o sistema consumir de recursos mais rápido ele será.</text:span></text:p>
      <text:p text:style-name="P10"/>
      <text:p text:style-name="P5">Prioridade: ( <text:s text:c="2"/>) Essencial <text:s text:c="3"/>( X ) Importante<text:tab/> ( <text:s text:c="2"/>)Desejável</text:p>
      <text:p text:style-name="P9"/>
      <text:p text:style-name="P20">[RNF004] Banco de Dados</text:p>
      <text:p text:style-name="P14"><text:span text:style-name="T17">Descrição do caso de uso: </text:span><text:span text:style-name="T18">O software deve usar o banco de dados MySQL.</text:span></text:p>
      <text:p text:style-name="P10"/>
      <text:p text:style-name="P5">Prioridade: ( <text:s text:c="2"/>) Essencial <text:s text:c="3"/>( <text:s/>) Importante<text:tab/> ( X <text:s/>)Desejável</text:p>
      <text:p text:style-name="P11"/>
      <text:p text:style-name="P9"/>
      <text:p text:style-name="P20">[RNF005] Plataforma</text:p>
      <text:p text:style-name="P15"><text:span text:style-name="T17">Descrição do caso de uso: </text:span><text:span text:style-name="T18">O software deve usar a plataforma Java, que contribui para o requisito não funcional RNF 003.</text:span></text:p>
      <text:p text:style-name="P10"/>
      <text:p text:style-name="P5">Prioridade: ( <text:s text:c="2"/>) Essencial <text:s text:c="3"/>( X ) Importante<text:tab/> ( <text:s text:c="2"/>)Desejável</text:p>
      <text:p text:style-name="P11"/>
      <text:p text:style-name="P11"/>
      <text:p text:style-name="P17"/>
      <text:p text:style-name="P12">[RNF006] – Controle do Movimento do Caixa</text:p>
      <text:p text:style-name="P12"/>
      <text:p text:style-name="P15"><text:span text:style-name="T17">Descrição de caso de uso</text:span><text:span text:style-name="T18">: Somente o Administrador pode fazer as operações contidas no modulo do movimento do caixa, como Abertura e Fechamento.</text:span></text:p>
      <text:p text:style-name="P17"/>
      <text:p text:style-name="P17"><text:soft-page-break/>Prioridade: ( <text:s text:c="2"/>) Essencial <text:s text:c="3"/>( X ) Importante<text:tab/> ( <text:s text:c="2"/>)Desejável</text:p>
      <text:p text:style-name="P17"/>
      <text:p text:style-name="P17"/>
      <text:p text:style-name="P17"/>
      <text:p text:style-name="P17"/>
      <text:p text:style-name="P12">[RNF007 ]- Usabilidade</text:p>
      <text:p text:style-name="P12"/>
      <text:p text:style-name="P15"><text:span text:style-name="T17">Descrição de caso de uso</text:span><text:span text:style-name="T18">: O sistema deve ter interfaces simple , sem poluição visual e coisas desnecessárias e de fácil utilização. Todas as operações são acessadas por uma janela central que aparece quando é feito o login no sistema.</text:span></text:p>
      <text:p text:style-name="P18"><text:s text:c="2"/></text:p>
      <text:p text:style-name="P18">Prioridade: ( <text:s text:c="2"/>) Essencial <text:s text:c="3"/>( X ) Importante<text:tab/> ( <text:s text:c="2"/>)Desejável</text:p>
      <text:p text:style-name="P18"/>
      <text:p text:style-name="P17"/>
      <text:p text:style-name="P17"><text:s/></text:p>
      <text:p text:style-name="P13"/>
      <text:p text:style-name="P13"/>
      <text:p text:style-name="P12">[RNF008] - Não Armazenar Saldos</text:p>
      <text:p text:style-name="P12"/>
      <text:p text:style-name="P15"><text:span text:style-name="T17">Descrição de caso de uso:</text:span><text:span text:style-name="T18"> O relatório de saldo é diário e não precisa ser armazenado no banco de dados.</text:span></text:p>
      <text:p text:style-name="P18"/>
      <text:p text:style-name="P18">Prioridade: ( <text:s text:c="2"/>) Essencial <text:s text:c="3"/>( <text:s/>) Importante<text:tab/> ( X)Desejável</text:p>
      <text:p text:style-name="P18"/>
      <text:p text:style-name="P12">[RNF009] - Cobrar sempre no ato da Locação</text:p>
      <text:p text:style-name="P12"/>
      <text:p text:style-name="P15"><text:span text:style-name="T17">Descrição de caso de uso:</text:span><text:span text:style-name="T18"> Os pagamento são feitos sempre no ato da Locação.</text:span></text:p>
      <text:p text:style-name="P18"/>
      <text:p text:style-name="P18">Prioridade: ( <text:s text:c="2"/>) Essencial <text:s text:c="3"/>(X ) Importante<text:tab/> ( <text:s/>)Desejável</text:p>
      <text:p text:style-name="P18"/>
      <text:p text:style-name="P17"/>
      <text:p text:style-name="P17"><text:soft-page-break/></text:p>
      <text:p text:style-name="P12">REGISTRO DE ALTERAÇÕES</text:p>
      <text:p text:style-name="P12"/>
      <text:p text:style-name="P12"/>
      <text:p text:style-name="P14"><text:span text:style-name="T18">03/07/2014 - Foi adicionado o caso de uso </text:span><text:span text:style-name="T20">Editar cadastro de equipamento, </text:span><text:span text:style-name="T18">por conda de um consenso entre os Stakeholders e o Comitê de controle de mudanças, que julgou interessante haver essa funcionalidade no software. Como consequencia, esse requisito passou a ter numeração RF007, e todos os seguintes tiveram a numeração acrescida de um (1). </text:span></text:p>
      <text:p text:style-name="P17"/>
      <text:p text:style-name="P14"><text:span text:style-name="T18">13/07/2014 - Foi removido o requisito: </text:span><text:span text:style-name="T20">Emitir nota fiscal</text:span><text:span text:style-name="T18">, pois este poderia acarretar um atraso na entrega e custos não previstos no orçamento, e sua retirada foi unanimidade no comitê de controle de mudanças, e o cliente, que preferiu a sua implementação em uma futura versão do Software.</text:span></text:p>
      <text:p text:style-name="P17"/>
      <text:p text:style-name="P17">13/07/2014 - Foi acrescentado o requisito não funcional RNF010</text:p>
      <text:p text:style-name="P17">13/07/2014 - Por uma solicitaço do Patrocinador do projeto, foi removido o Requisito no funcional “Administrador” nico</text:p>
      <text:p text:style-name="P17"/>
      <text:p text:style-name="P14"><text:span text:style-name="T18">16/07/2014 - Foi acrescentado o Requisito não funcional </text:span><text:span text:style-name="T20">“Cobrar sempre no ato da Locação”</text:span><text:span text:style-name="T18"> , como consequência o RNF009 foi removido, o RNF010 passou a ser RNF009 e o novo requisito passou a ser o novo RNF010 . </text:span></text:p>
      <text:p text:style-name="P17"/>
      <text:p text:style-name="P14"><text:span text:style-name="T18">16/07/2014 - Foi alterado o Requisito Funcional RF016 de </text:span><text:span text:style-name="T20">“emitir recibo”</text:span><text:span text:style-name="T18"> para </text:span><text:span text:style-name="T20">“emitir comprovante”</text:span><text:span text:style-name="T18">, pois verificou-se que era um nome mais adequado.</text:span></text:p>
      <text:p text:style-name="P17"/>
      <text:p text:style-name="P17">16/07/2014 - Foi removido o requisito funcional “reservar equipamento”, pois verificou-se que não era muito necessário numa versão inicial do softwa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76cm" fo:margin-bottom="0.176cm" style:contextual-spacing="false" fo:line-height="100%" fo:keep-together="always" fo:break-before="auto" fo:break-after="auto" fo:keep-with-next="always" style:writing-mode="lr-tb"/>
      <style:text-properties style:font-name="Times New Roman" fo:font-family="'Times New Roman'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  <style:text-properties fo:color="#808080" fo:language="pt" fo:country="BR" fo:font-style="italic" officeooo:paragraph-rsid="0016c750" style:font-style-asian="italic" style:font-style-complex="italic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fo:border="none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97cm" fo:margin-left="0cm" fo:margin-right="0cm" fo:margin-bottom="0.499cm"/>
      </style:header-style>
      <style:footer-style>
        <style:header-footer-properties fo:min-height="1.6cm" fo:margin-left="0cm" fo:margin-right="0cm" fo:margin-top="1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Documento de requisitos Ver. 1.3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title/>
    <meta:initial-creator/>
    <meta:editing-cycles>3</meta:editing-cycles>
    <dc:date>2014-07-17T14:56:05.346130694</dc:date>
    <meta:editing-duration>P0D</meta:editing-duration>
    <meta:document-statistic meta:table-count="0" meta:image-count="0" meta:object-count="0" meta:page-count="12" meta:paragraph-count="163" meta:word-count="1873" meta:character-count="11692" meta:non-whitespace-character-count="9652"/>
  </office:meta>
</office:document-meta>
</file>